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"/>#include&lt;iostream&gt;</text:p>
      <text:p text:style-name="Standard">using namespace std;</text:p>
      <text:p text:style-name="Standard">int main()</text:p>
      <text:p text:style-name="Standard">{</text:p>
      <text:p text:style-name="Standard"><text:s text:c="4"/>string s;</text:p>
      <text:p text:style-name="Standard"><text:s text:c="4"/>cin&gt;&gt;s;</text:p>
      <text:p text:style-name="Standard"><text:s text:c="4"/>int len=s.length();</text:p>
      <text:p text:style-name="Standard"><text:s text:c="4"/>int a=0,b=0,c=0,d=0,e=0,f=0,g=0,h=0,k=0,j=0;</text:p>
      <text:p text:style-name="Standard"><text:s text:c="4"/>for(int i=0;i&lt;len;i++)</text:p>
      <text:p text:style-name="Standard"><text:s text:c="4"/>{</text:p>
      <text:p text:style-name="Standard"><text:s text:c="4"/>if(s[i]=='0')</text:p>
      <text:p text:style-name="Standard"><text:s text:c="8"/>a++;</text:p>
      <text:p text:style-name="Standard"><text:s text:c="4"/>if(s[i]=='1')</text:p>
      <text:p text:style-name="Standard"><text:s text:c="4"/>b++;</text:p>
      <text:p text:style-name="Standard"><text:s text:c="4"/>if(s[i]=='2')</text:p>
      <text:p text:style-name="Standard"><text:s text:c="4"/>c++;</text:p>
      <text:p text:style-name="Standard"><text:s text:c="4"/>if(s[i]=='3')</text:p>
      <text:p text:style-name="Standard"><text:s text:c="4"/>d++;</text:p>
      <text:p text:style-name="Standard"><text:s text:c="4"/>if(s[i]=='4')</text:p>
      <text:p text:style-name="Standard"><text:s text:c="4"/>e++;</text:p>
      <text:p text:style-name="Standard"><text:s text:c="4"/>if(s[i]=='5')</text:p>
      <text:p text:style-name="Standard"><text:s text:c="4"/>f++;</text:p>
      <text:p text:style-name="Standard"><text:s text:c="4"/>if(s[i]=='6')</text:p>
      <text:p text:style-name="Standard"><text:s text:c="4"/>g++;</text:p>
      <text:p text:style-name="Standard"><text:s text:c="4"/>if(s[i]=='7')</text:p>
      <text:p text:style-name="Standard"><text:s text:c="4"/>h++;</text:p>
      <text:p text:style-name="Standard"><text:s text:c="4"/>if(s[i]=='8')</text:p>
      <text:p text:style-name="Standard"><text:s text:c="4"/>k++;</text:p>
      <text:p text:style-name="Standard"><text:s text:c="4"/>if(s[i]=='9')</text:p>
      <text:p text:style-name="Standard"><text:s text:c="4"/>j++;</text:p>
      <text:p text:style-name="Standard"><text:s text:c="4"/>}</text:p>
      <text:p text:style-name="Standard"><text:s text:c="4"/>cout&lt;&lt;"0 "&lt;&lt;a&lt;&lt;"\n";</text:p>
      <text:p text:style-name="Standard"><text:s text:c="4"/>cout&lt;&lt;"1 "&lt;&lt;b&lt;&lt;"\n";</text:p>
      <text:p text:style-name="Standard"><text:s text:c="4"/>cout&lt;&lt;"2 "&lt;&lt;c&lt;&lt;"\n";</text:p>
      <text:p text:style-name="Standard"><text:s text:c="4"/>cout&lt;&lt;"3 "&lt;&lt;d&lt;&lt;"\n";</text:p>
      <text:p text:style-name="Standard"><text:s text:c="4"/>cout&lt;&lt;"4 "&lt;&lt;e&lt;&lt;"\n";</text:p>
      <text:p text:style-name="Standard"><text:s text:c="4"/>cout&lt;&lt;"5 "&lt;&lt;f&lt;&lt;"\n";</text:p>
      <text:p text:style-name="Standard"><text:s text:c="4"/>cout&lt;&lt;"6 "&lt;&lt;g&lt;&lt;"\n";</text:p>
      <text:p text:style-name="Standard"><text:s text:c="4"/>cout&lt;&lt;"7 "&lt;&lt;h&lt;&lt;"\n";</text:p>
      <text:p text:style-name="Standard"><text:s text:c="4"/>cout&lt;&lt;"8 "&lt;&lt;k&lt;&lt;"\n";</text:p>
      <text:p text:style-name="Standard"><text:s text:c="4"/>cout&lt;&lt;"9 "&lt;&lt;j&lt;&lt;"\n"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31:36.050407735</meta:creation-date>
    <dc:date>2019-05-08T12:38:27.459247880</dc:date>
    <meta:editing-duration>PT6M51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42" meta:word-count="59" meta:character-count="677" meta:non-whitespace-character-count="506"/>
  </office:meta>
</office:document-meta>
</file>